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f14c" officeooo:paragraph-rsid="0001f14c"/>
    </style:style>
    <style:style style:name="P2" style:family="paragraph" style:parent-style-name="Standard">
      <style:text-properties officeooo:rsid="0003012c" officeooo:paragraph-rsid="0003012c"/>
    </style:style>
    <style:style style:name="P3" style:family="paragraph" style:parent-style-name="Standard">
      <style:text-properties officeooo:rsid="00045049" officeooo:paragraph-rsid="00045049"/>
    </style:style>
    <style:style style:name="P4" style:family="paragraph" style:parent-style-name="Standard">
      <style:text-properties officeooo:rsid="00063686" officeooo:paragraph-rsid="00063686"/>
    </style:style>
    <style:style style:name="P5" style:family="paragraph" style:parent-style-name="Standard">
      <style:text-properties officeooo:rsid="00076a51" officeooo:paragraph-rsid="00076a51"/>
    </style:style>
    <style:style style:name="P6" style:family="paragraph" style:parent-style-name="Standard">
      <style:text-properties officeooo:rsid="0008cd92" officeooo:paragraph-rsid="0008cd92"/>
    </style:style>
    <style:style style:name="P7" style:family="paragraph" style:parent-style-name="Standard" style:list-style-name="L1">
      <style:text-properties officeooo:rsid="0008cd92" officeooo:paragraph-rsid="0008cd92"/>
    </style:style>
    <style:style style:name="P8" style:family="paragraph" style:parent-style-name="Standard">
      <style:text-properties officeooo:rsid="0001f14c" officeooo:paragraph-rsid="0001f14c"/>
    </style:style>
    <style:style style:name="P9" style:family="paragraph" style:parent-style-name="Standard">
      <style:text-properties officeooo:rsid="000a9626" officeooo:paragraph-rsid="000a9626"/>
    </style:style>
    <style:style style:name="T1" style:family="text">
      <style:text-properties officeooo:rsid="00045049"/>
    </style:style>
    <style:style style:name="T2" style:family="text">
      <style:text-properties fo:font-weight="bold" style:font-weight-asian="bold" style:font-weight-complex="bold"/>
    </style:style>
    <style:style style:name="T3" style:family="text">
      <style:text-properties officeooo:rsid="000a962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3">Java EE - </text:span>JPA</text:p>
      <text:p text:style-name="P1"/>
      <text:h text:style-name="Heading_20_1" text:outline-level="1">Intro</text:h>
      <text:p text:style-name="P1">The principle of object-relational mapping (ORM) is to bring the world of database and objects together. It involves delegating access to relational databases to external tools or frameworks, which in turn give an object-oriented view of relational data, and vice versa. Mapping tools have a bidirectional correspondence between the database and objects. Several frameworks achieve this, such as Hibernate, TopLink, and Java Data Objects (JDO), but Java Persistence API (JPA) is the preferred technology and is part of Java EE 7.</text:p>
      <text:p text:style-name="P1"/>
      <text:p text:style-name="P9">The Java Persistence API (JPA) is the standard way of persisting Java objects into relational databases. The JPA consists of two parts: a mapping subsystem to map classes onto relational tables as well as an EntityManager API to access the objects, define and execute queries, and more. JPA abstracts a variaty of implementation such as Hibernate, EclipseLink, OpenJpa, and others.</text:p>
      <text:p text:style-name="P1"/>
      <text:h text:style-name="Heading_20_1" text:outline-level="1">JPA Overview</text:h>
      <text:p text:style-name="P6">JPA 1.0 was created with Java EE 5 to solve the problem of data persistence. It brought the object-oriented and relational models together. In Java EE 7, JPA 2.1 follows the same path of simplicity and robustness and adds new functionalities. You can use this API to access and manipulate relational data from EJBs, web commponents, and Java SE applications.</text:p>
      <text:p text:style-name="P6">JPA is an abstraction above JDBC that makes it possible to be independent of SQL. All classes and annotations of this API are in the javax.persistence package. The main components of JPA are:</text:p>
      <text:list xml:id="list254198103349660893" text:style-name="L1">
        <text:list-item>
          <text:p text:style-name="P7">ORM, which is the mechanism to map objects to data stored in a relational database.</text:p>
        </text:list-item>
        <text:list-item>
          <text:p text:style-name="P7">An entity manager API to perform database-related operations, such as CRUD.</text:p>
        </text:list-item>
        <text:list-item>
          <text:p text:style-name="P7">The JPQL, which allows you to retrieve data with an object-oriented query language.</text:p>
        </text:list-item>
        <text:list-item>
          <text:p text:style-name="P7">Transactions and locking mechanisms which Java Transaction API (JTA) provides when accessing data concurrently. JPA also supports resource-local (non-JTA) transactions.</text:p>
        </text:list-item>
        <text:list-item>
          <text:p text:style-name="P7">Callbacks and listeners to hook business logic into the life cycle of a persistent object.</text:p>
        </text:list-item>
      </text:list>
      <text:p text:style-name="P6"/>
      <text:h text:style-name="Heading_20_1" text:outline-level="1">Entities</text:h>
      <text:p text:style-name="P1">In the JPA persistence model, an entity is a Plain Old Java Object (POJO).</text:p>
      <text:p text:style-name="P1">Entities are objects that live shortly in memory and persistently in a database. They have the ability to be mapped to a database; they can be concrete or abstract; and they support inheritance, relationships, and so on. These entities, once mapped, can be managed by JPA. You can persist an entity in the database, remove it, and query it using a query language Java Persistence Query Language, or JPQL. ORM lets you manipulate entities, while under the covers the database is being accessed. And, as you will see, an entity follows a defined life cycle. With callback methods and listeners, JPA lets you hook some business cod to life-cycle events.</text:p>
      <text:p text:style-name="P1"/>
      <text:p text:style-name="P5">The operations made to entities fall into four categories – persisting, updating, removing, and loading – which correspond to the database operations of inserting, updating, deleting, and selecting, respectively. Each operation has a “pre” and “post” event (except for loading, which only has a “post” event) that can be intercepted by the entity manager to invoke a business method. You will have @PrePersist and @PostPersist annotations, and so on. These annotations can be set on <text:soft-page-break/>entity methods (a.k.a. callback methods) or in external classes (a.k.a. listeners). You can think of callback methods and listeners as analogous triggers in a relatinoal database.</text:p>
      <text:p text:style-name="P1"/>
      <text:h text:style-name="Heading_20_1" text:outline-level="1">Object-Relational Mapping</text:h>
      <text:p text:style-name="P3">The principle of ORM is to delegate to external tools or frameworks (JPA, Hibernate, etc.) the task of creating a correspondence between objects and tables. This mapping is achived by the provider through <text:span text:style-name="T2">metadata</text:span> (annotation or xml configuration).</text:p>
      <text:p text:style-name="P2"><text:span text:style-name="T1">The ORM uses the principle of </text:span>Configuration by exception <text:span text:style-name="T1">or </text:span>programming by exception <text:span text:style-name="T1">or </text:span><text:span text:style-name="T2">convention over configuration</text:span>.</text:p>
      <text:p text:style-name="P2">This means, unless specified differently, the container or provider should apply the default rules. In other words, having to supply a configuration is the exception to the rule. This allows you to write the minimum amount of code to get your application running, relying on the container and provider defaults. If you don't want the provider to apply the default rules, you can customize the mapping to your own needs using metadata. In other words, having to supply a configuration is the exception to the rule.</text:p>
      <text:p text:style-name="P2"/>
      <text:p text:style-name="P3">NOTE: JPA is not able to map entities to NoSQL stuctures. Hibernate OGM or EclipseLink attempt to address this issue.</text:p>
      <text:p text:style-name="P3"/>
      <text:p text:style-name="P4">The central piece of the API responsable for orchestrating entities is the javax.persistence.EntityManager. Its role is to manage entities, read from and write to a given database, and allow simple CRUD (create, read, update, delete) operations on entities as well as complex queries using JPQL. In a technical sense, the entity manager is just an interface whose implementation is done by the persistence provider (e.g., Eclipse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7T10:23:03.516000000</meta:creation-date>
    <dc:date>2014-12-31T16:34:55.635000000</dc:date>
    <meta:editing-duration>PT34M24S</meta:editing-duration>
    <meta:editing-cycles>4</meta:editing-cycles>
    <meta:generator>LibreOffice/4.3.4.1$Windows_x86 LibreOffice_project/bc356b2f991740509f321d70e4512a6a54c5f243</meta:generator>
    <meta:document-statistic meta:table-count="0" meta:image-count="0" meta:object-count="0" meta:page-count="2" meta:paragraph-count="22" meta:word-count="773" meta:character-count="4843" meta:non-whitespace-character-count="4095"/>
  </office:meta>
</office:document-meta>
</file>